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Sample Title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Sample Subtit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8-02-26">26/02/18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ample Title</dc:title>
    <meta:initial-creator>Iwo Kadziela</meta:initial-creator>
    <dc:creator>Iwo Kadziela</dc:creator>
    <meta:editing-cycles>1</meta:editing-cycles>
    <meta:creation-date>2013-05-10T21:16:42</meta:creation-date>
    <dc:date>2013-05-10T21:17:07</dc:date>
    <meta:editing-duration>P0D</meta:editing-duration>
    <meta:generator>LibreOffice/5.3.0.3$Windows_X86_64 LibreOffice_project/7074905676c47b82bbcfbea1aeefc84afe1c50e1</meta:generator>
    <meta:document-statistic meta:object-count="24"/>
    <meta:user-defined meta:name="AppVersion">14.0000</meta:user-defined>
    <meta:user-defined meta:name="Company">SiteSpec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